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DecoratingFormatter.print( MonetaryAmount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r354NumberFormatAnnotationFormatterFactory.getParser( NumberFormat annotation ,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DecoratingFormatter.determineCurrency( String text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r354NumberFormatAnnotationFormatterFactory.getPrinter( NumberFormat annotation , Class &lt; ? &gt; field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354NumberFormatAnnotationFormatterFactory.getField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Decorating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umberDecoratingFormatter.print( MonetaryAmount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DecoratingFormatter.NumberDecoratingFormatter( Formatter &lt; Number &gt; number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mberDecorating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ternDecoratingFormatter.PatternDecoratingFormatter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354NumberFormatAnnotationFormatterFactory.configureFormatterFrom( NumberFormat 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